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0e4374" officeooo:paragraph-rsid="000e4374" fo:background-color="#ffffff" style:font-weight-asian="bold" style:font-weight-complex="bold"/>
    </style:style>
    <style:style style:name="P2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text-line-through-style="none" style:text-line-through-type="none" fo:font-size="14pt" style:text-underline-style="none" fo:font-weight="normal" officeooo:rsid="000e4374" officeooo:paragraph-rsid="000e5886" fo:background-color="#ffffff" style:font-size-asian="14pt" style:font-weight-asian="normal" style:font-size-complex="14pt" style:font-weight-complex="normal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text-line-through-style="none" style:text-line-through-type="none" fo:font-size="14pt" officeooo:paragraph-rsid="000e4374" fo:background-color="#ffffff" style:font-size-asian="14pt" style:font-size-complex="14pt"/>
    </style:style>
    <style:style style:name="P4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text-line-through-style="none" style:text-line-through-type="none" fo:font-size="14pt" officeooo:paragraph-rsid="000e4374" fo:background-color="#ffffff" style:font-size-asian="14pt" style:font-size-complex="14pt"/>
    </style:style>
    <style:style style:name="P5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text-line-through-style="none" style:text-line-through-type="none" fo:font-size="14pt" officeooo:rsid="000e5886" officeooo:paragraph-rsid="000e4374" fo:background-color="#ffffff" style:font-size-asian="14pt" style:font-size-complex="14pt"/>
    </style:style>
    <style:style style:name="P6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text-line-through-style="none" style:text-line-through-type="none" fo:font-size="14pt" officeooo:rsid="000e5886" officeooo:paragraph-rsid="000e5886" fo:background-color="#ffffff" style:font-size-asian="14pt" style:font-size-complex="14pt"/>
    </style:style>
    <style:style style:name="P7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text-line-through-style="none" style:text-line-through-type="none" fo:font-size="14pt" officeooo:rsid="000fc102" officeooo:paragraph-rsid="000fc102" fo:background-color="#ffffff" style:font-size-asian="14pt" style:font-size-complex="14pt"/>
    </style:style>
    <style:style style:name="P8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text-line-through-style="none" style:text-line-through-type="none" officeooo:rsid="000e5886" officeooo:paragraph-rsid="000e5886" fo:background-color="#ffffff"/>
    </style:style>
    <style:style style:name="P9" style:family="paragraph" style:parent-style-name="Standard" style:list-style-name="WWNum1">
      <style:paragraph-properties fo:margin-top="0in" fo:margin-bottom="0in" loext:contextual-spacing="true"/>
      <style:text-properties style:text-line-through-style="none" style:text-line-through-type="none" fo:font-size="14pt" style:text-underline-style="none" fo:font-weight="normal" officeooo:rsid="000e4374" officeooo:paragraph-rsid="0017e15c" fo:background-color="#fffff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in" fo:margin-bottom="0in" loext:contextual-spacing="true"/>
      <style:text-properties style:text-line-through-style="none" style:text-line-through-type="none" fo:font-size="14pt" style:text-underline-style="none" fo:font-weight="normal" officeooo:rsid="000e4374" officeooo:paragraph-rsid="0017e15c" fo:background-color="#fffff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true"/>
      <style:text-properties style:text-line-through-style="none" style:text-line-through-type="none" fo:font-size="14pt" style:text-underline-style="none" fo:font-weight="normal" officeooo:rsid="0017e15c" officeooo:paragraph-rsid="0017e15c" fo:background-color="#ffffff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top="0in" fo:margin-bottom="0in" loext:contextual-spacing="true"/>
      <style:text-properties style:text-line-through-style="none" style:text-line-through-type="none" fo:font-size="14pt" officeooo:rsid="000e5886" officeooo:paragraph-rsid="000e5886" fo:background-color="#ffffff" style:font-size-asian="14pt" style:font-size-complex="14pt"/>
    </style:style>
    <style:style style:name="P13" style:family="paragraph" style:parent-style-name="Standard">
      <style:paragraph-properties fo:margin-top="0in" fo:margin-bottom="0in" loext:contextual-spacing="true"/>
      <style:text-properties style:text-line-through-style="none" style:text-line-through-type="none" fo:font-size="14pt" officeooo:rsid="001363ef" officeooo:paragraph-rsid="001363ef" fo:background-color="#ffffff" style:font-size-asian="14pt" style:font-size-complex="14pt"/>
    </style:style>
    <style:style style:name="P14" style:family="paragraph" style:parent-style-name="Standard" style:list-style-name="L1">
      <style:paragraph-properties fo:margin-top="0in" fo:margin-bottom="0in" loext:contextual-spacing="true"/>
      <style:text-properties style:text-line-through-style="none" style:text-line-through-type="none" fo:font-size="14pt" officeooo:rsid="001363ef" officeooo:paragraph-rsid="001363ef" fo:background-color="#ffffff" style:font-size-asian="14pt" style:font-size-complex="14pt"/>
    </style:style>
    <style:style style:name="P15" style:family="paragraph" style:parent-style-name="Standard">
      <style:paragraph-properties fo:margin-top="0in" fo:margin-bottom="0in" loext:contextual-spacing="true"/>
      <style:text-properties style:text-line-through-style="none" style:text-line-through-type="none" fo:font-size="14pt" officeooo:paragraph-rsid="000e4374" fo:background-color="#ffffff" style:font-size-asian="14pt" style:font-size-complex="14pt"/>
    </style:style>
    <style:style style:name="P16" style:family="paragraph" style:parent-style-name="Standard" style:list-style-name="WWNum1">
      <style:paragraph-properties fo:margin-top="0in" fo:margin-bottom="0in" loext:contextual-spacing="true"/>
      <style:text-properties style:text-line-through-style="none" style:text-line-through-type="none" fo:font-size="14pt" officeooo:paragraph-rsid="000e4374" fo:background-color="#ffffff" style:font-size-asian="14pt" style:font-size-complex="14pt"/>
    </style:style>
    <style:style style:name="P17" style:family="paragraph" style:parent-style-name="Standard">
      <style:paragraph-properties fo:margin-top="0in" fo:margin-bottom="0in" loext:contextual-spacing="true"/>
      <style:text-properties style:text-line-through-style="none" style:text-line-through-type="none" fo:font-size="14pt" officeooo:rsid="00113d06" officeooo:paragraph-rsid="00113d06" fo:background-color="#ffffff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true"/>
      <style:text-properties style:text-line-through-style="none" style:text-line-through-type="none" fo:font-size="14pt" officeooo:rsid="00149de3" officeooo:paragraph-rsid="00149de3" fo:background-color="#ffffff" style:font-size-asian="14pt" style:font-size-complex="14pt"/>
    </style:style>
    <style:style style:name="P19" style:family="paragraph" style:parent-style-name="Standard">
      <style:paragraph-properties fo:margin-top="0in" fo:margin-bottom="0in" loext:contextual-spacing="true"/>
      <style:text-properties style:text-line-through-style="none" style:text-line-through-type="none" fo:font-size="14pt" officeooo:rsid="0017e15c" officeooo:paragraph-rsid="0017e15c" fo:background-color="#ffffff" style:font-size-asian="14pt" style:font-size-complex="14pt"/>
    </style:style>
    <style:style style:name="P20" style:family="paragraph" style:parent-style-name="Standard" style:list-style-name="WWNum1">
      <style:paragraph-properties fo:margin-top="0in" fo:margin-bottom="0in" loext:contextual-spacing="true"/>
      <style:text-properties style:text-line-through-style="none" style:text-line-through-type="none" officeooo:paragraph-rsid="000e4374" fo:background-color="#ffffff"/>
    </style:style>
    <style:style style:name="P21" style:family="paragraph" style:parent-style-name="Standard" style:list-style-name="WWNum1">
      <style:paragraph-properties fo:margin-left="0in" fo:margin-right="0in" fo:margin-top="0in" fo:margin-bottom="0in" loext:contextual-spacing="true" fo:text-indent="0in" style:auto-text-indent="false"/>
      <style:text-properties style:text-line-through-style="none" style:text-line-through-type="none" fo:font-size="14pt" style:text-underline-style="none" fo:font-weight="normal" officeooo:rsid="000e4374" officeooo:paragraph-rsid="000e4374" fo:background-color="#fffff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text-line-through-style="none" style:text-line-through-type="none" fo:font-size="14pt" style:text-underline-style="none" fo:font-weight="normal" officeooo:rsid="000e4374" officeooo:paragraph-rsid="000e4374" fo:background-color="#fffff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text-line-through-style="none" style:text-line-through-type="none" fo:font-size="14pt" style:text-underline-style="none" fo:font-weight="normal" officeooo:rsid="0017f2f7" officeooo:paragraph-rsid="0017f2f7" fo:background-color="#ffffff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/>
    </style:style>
    <style:style style:name="P25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/>
    </style:style>
    <style:style style:name="P2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7f2f7" style:text-blinking="false" fo:background-color="#ffffff"/>
    </style:style>
    <style:style style:name="P27" style:family="paragraph" style:parent-style-name="Text_20_body" style:list-style-name="L2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/>
    </style:style>
    <style:style style:name="P2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7f2f7" officeooo:paragraph-rsid="0017f2f7" style:text-blinking="false" fo:background-color="#ffffff"/>
    </style:style>
    <style:style style:name="P29" style:family="paragraph" style:parent-style-name="Text_20_body">
      <style:paragraph-properties fo:margin-top="0in" fo:margin-bottom="0in" loext:contextual-spacing="tru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7e15c" officeooo:paragraph-rsid="0017e15c" style:text-blinking="false" fo:background-color="#ffffff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fc102" style:font-size-asian="14pt" style:font-size-complex="14pt"/>
    </style:style>
    <style:style style:name="T3" style:family="text">
      <style:text-properties fo:font-size="14pt" officeooo:rsid="00113d06" style:font-size-asian="14pt" style:font-size-complex="14pt"/>
    </style:style>
    <style:style style:name="T4" style:family="text">
      <style:text-properties officeooo:rsid="0017e15c"/>
    </style:style>
    <style:style style:name="T5" style:family="text">
      <style:text-properties officeooo:rsid="0017f2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2in" fo:text-indent="-0.25in" fo:margin-left="3.052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QURIES:-</text:p>
      <text:p text:style-name="P1"/>
      <text:list xml:id="list5062296421130907793" text:style-name="WWNum1">
        <text:list-item>
          <text:p text:style-name="P3">Write a query to Get a List of Employee who have a one part name.</text:p>
        </text:list-item>
      </text:list>
      <text:p text:style-name="P4"/>
      <text:list xml:id="list195358748647979" text:continue-numbering="true" text:style-name="WWNum1">
        <text:list-item>
          <text:p text:style-name="P3">Write a query to Get a List of Employee who have a three part name.</text:p>
        </text:list-item>
      </text:list>
      <text:p text:style-name="P5"/>
      <text:list xml:id="list195357339100702" text:continue-numbering="true" text:style-name="WWNum1">
        <text:list-item>
          <text:p text:style-name="P3">Write a query to get a list of Employee who have a First Middle Or last name as Ram, and not any thing else</text:p>
        </text:list-item>
      </text:list>
      <text:p text:style-name="P4"/>
      <text:list xml:id="list195358046699723" text:continue-numbering="true" text:style-name="WWNum1">
        <text:list-item>
          <text:p text:style-name="P3">Write a query which gives employee types in the organization.</text:p>
        </text:list-item>
      </text:list>
      <text:p text:style-name="P7">Answer :</text:p>
      <text:p text:style-name="P7"/>
      <text:p text:style-name="P7">SELECT <text:s/>Name,description from tblemployees join tblemployeetypes ;</text:p>
      <text:p text:style-name="P7"/>
      <text:p text:style-name="P7"/>
      <text:list xml:id="list195357699310768" text:continue-numbering="true" text:style-name="WWNum1">
        <text:list-item>
          <text:p text:style-name="P3">Write a Query to get all employees where reminder of employee number by 10 is a power of two</text:p>
        </text:list-item>
      </text:list>
      <text:p text:style-name="P8"><text:span text:style-name="T2">A</text:span><text:span text:style-name="T1">nswer :</text:span></text:p>
      <text:p text:style-name="P6"/>
      <text:list xml:id="list5870686644127464757" text:style-name="L1">
        <text:list-item>
          <text:p text:style-name="P12">SELECT <text:s/>Name , EmployeeNumber FROM tblemployees WHERE EmployeeNumber%10=1 or (EmployeeNUmber%10=2) or (EmployeeNUmber%10=4) or (EmployeeNUmber%10=8) ;</text:p>
        </text:list-item>
      </text:list>
      <text:p text:style-name="P13"/>
      <text:list xml:id="list195357025556269" text:continue-numbering="true" text:style-name="L1">
        <text:list-item>
          <text:p text:style-name="P14">select Name,EmployeeNumber from tblemployees where EmployeeNumber%10 IN ("1","2","4","8");</text:p>
        </text:list-item>
      </text:list>
      <text:p text:style-name="P6"/>
      <text:p text:style-name="P2"/>
      <text:list xml:id="list195357179918655" text:continue-list="list195357699310768" text:style-name="WWNum1">
        <text:list-item>
          <text:p text:style-name="P21">Write a query to get all employees sorted by Service Type and Name within a given Center</text:p>
        </text:list-item>
      </text:list>
      <text:p text:style-name="P23"/>
      <text:p text:style-name="P23">ANSWER:</text:p>
      <text:p text:style-name="P23">select name ,servicetype,centrecode from tblemployees order by 3,2;</text:p>
      <text:p text:style-name="P22"/>
      <text:p text:style-name="P22"/>
      <text:list xml:id="list195358411790426" text:continue-numbering="true" text:style-name="WWNum1">
        <text:list-item>
          <text:p text:style-name="P20"><text:span text:style-name="T3">W</text:span><text:span text:style-name="T1">rite a query to find the all the names which contain the word or a part of a word Suresh, sort the result in the order of similarity. </text:span><text:span text:style-name="T3">E</text:span><text:span text:style-name="T1">x: Suresh, Sures, Sure, Sur, Su, S (Names containing the word Suresh, later names containing Sures and so on)</text:span></text:p>
        </text:list-item>
      </text:list>
      <text:p text:style-name="P15"/>
      <text:p text:style-name="P17">ANSWER:</text:p>
      <text:p text:style-name="P17"/>
      <text:p text:style-name="P17"><text:soft-page-break/><text:s/>SELECT Name FROM tblemployees WHERE Name LIKE "%Suresh%" OR Name LIKE "%Sures%" OR Name LIKE "%Sure%" OR Name LIKE "%Sur%" OR Name LIKE "%Su%"OR Name LIKE "%S%";</text:p>
      <text:p text:style-name="P17"/>
      <text:p text:style-name="P18">SELECT Name FROM tblemployees WHERE Name Name LIKE "%S%";</text:p>
      <text:p text:style-name="P15"/>
      <text:p text:style-name="P15"/>
      <text:p text:style-name="P15"/>
      <text:p text:style-name="P15"/>
      <text:p text:style-name="P15"/>
      <text:p text:style-name="P15"/>
      <text:list xml:id="list195357723655131" text:continue-numbering="true" text:style-name="WWNum1">
        <text:list-item>
          <text:p text:style-name="P16">Display all names from tblEmployees by appending it with INDIAN at the end if the name starts from A-M, for names starting from N-Z append AMERICAN at the end.</text:p>
          <text:list>
            <text:list-item>
              <text:p text:style-name="P16">Ex: Shyam should display as ShyamAMERICAN and Abdul should display as AbdulINDIAN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95357459759536" text:continue-numbering="true" text:style-name="WWNum1">
        <text:list-item>
          <text:p text:style-name="P16">Write a query to find the name(s) having the largest number of characters in it. (Hint: Use aggregate functions)</text:p>
        </text:list-item>
      </text:list>
      <text:p text:style-name="P15"/>
      <text:p text:style-name="P19">ANSWER:select name,char_length(name) from tblemployees where char_length(name)=(select max(char_length(name)) from tblemployees);</text:p>
      <text:p text:style-name="P15"/>
      <text:list xml:id="list195358747107078" text:continue-numbering="true" text:style-name="WWNum1">
        <text:list-item>
          <text:p text:style-name="P16">Write a query to list all the employees whose name starts and ends with same character.</text:p>
        </text:list-item>
      </text:list>
      <text:p text:style-name="P15"/>
      <text:p text:style-name="P19">ANSWER:-select name from tblemployees where left(name,1)=substring(name,-1);</text:p>
      <text:p text:style-name="P15"/>
      <text:p text:style-name="P15"/>
      <text:p text:style-name="P15"/>
      <text:list xml:id="list195357430129457" text:continue-numbering="true" text:style-name="WWNum1">
        <text:list-item>
          <text:p text:style-name="P16">Write a query to list all employees whose first and second character in their names are similar.</text:p>
        </text:list-item>
      </text:list>
      <text:p text:style-name="P19">ANSWER:</text:p>
      <text:p text:style-name="P19">SELECT name from tblemployees where substring(name,1,1)=substring(name,2,1);</text:p>
      <text:p text:style-name="P19"><text:soft-page-break/></text:p>
      <text:list xml:id="list195358329960747" text:continue-numbering="true" text:style-name="WWNum1">
        <text:list-item>
          <text:p text:style-name="P9">Write a query to get Max salary and Min salary of all the employees. (NOTE: You can skip any two of the above questions if you execute the query without aggregate functions)</text:p>
        </text:list-item>
      </text:list>
      <text:p text:style-name="P10"/>
      <text:p text:style-name="P11">ANSWER:</text:p>
      <text:p text:style-name="P11">select name,GrossPay from tblemployees as t join tblpayemployees as p on p.employeenumber = t.employeenumber <text:s/>order by 2 desc limit 1;</text:p>
      <text:p text:style-name="P11"/>
      <text:p text:style-name="P11">select name,GrossPay from tblemployees as t join tblpayemployees as p on p.employeenumber = t.employeenumber <text:s/>order by 2 asc limit 1;</text:p>
      <text:p text:style-name="P11"/>
      <text:p text:style-name="P11">select min(grosspay) from tblpayemployees;</text:p>
      <text:p text:style-name="P11">select max(grosspay) from tblpayemployees;</text:p>
      <text:p text:style-name="P11"/>
      <text:p text:style-name="P11"/>
      <text:p text:style-name="P11"/>
      <text:p text:style-name="P29"><text:bookmark text:name="docs-internal-guid-d80fbfab-2ab3-104b-c0d7-0e955bb69e15"/>SQL Queries:</text:p>
      <text:list xml:id="list2102730524707099847" text:style-name="L2">
        <text:list-item>
          <text:list>
            <text:list-item>
              <text:p text:style-name="P25">Write a query to display the current date in all possible formats</text:p>
            </text:list-item>
            <text:list-item>
              <text:p text:style-name="P25">Write a Query to List out all employees where the present basic is perfectly rounded of to 100. Ex: If Basic of A is 2011, Basic of B is 2100 , Basic of C is 2101 and Basic of D is 2200 . Then Only B and D should be displayed</text:p>
            </text:list-item>
          </text:list>
        </text:list-item>
      </text:list>
      <text:p text:style-name="P28">ANSWER:-</text:p>
      <text:p text:style-name="P26"><text:span text:style-name="T5">select name,presentbasic from tblemployees where presentbasic%100=0 and presentbasic&gt;0;</text:span></text:p>
      <text:p text:style-name="P24"/>
      <text:p text:style-name="P24"/>
      <text:list xml:id="list195358961762059" text:continue-numbering="true" text:style-name="L2">
        <text:list-item>
          <text:list>
            <text:list-item>
              <text:p text:style-name="P25">Write a query to find out employees whose names have Leading or Trailing spaces</text:p>
            </text:list-item>
          </text:list>
        </text:list-item>
      </text:list>
      <text:p text:style-name="P28">ANSWER:</text:p>
      <text:p text:style-name="P28">select name from tblemployees where left(name,1)=" " or substring(name,-1)=" ";</text:p>
      <text:list xml:id="list195358283989024" text:continue-numbering="true" text:style-name="L2">
        <text:list-item>
          <text:list>
            <text:list-item>
              <text:p text:style-name="P25">Write a update query to remove trailing spaces from the employee names. Ex: If the employee name is Naseeruddin Shah    , then after <text:soft-page-break/>running the update query the name should be Naseeruddin Shah.(without any spaces at the end)</text:p>
            </text:list-item>
            <text:list-item>
              <text:p text:style-name="P25">Write a similar update query to remove the leading spaces from the employee names</text:p>
            </text:list-item>
            <text:list-item>
              <text:p text:style-name="P25">Write a query to find list of employees and payments where the employee is paid VDA but not PF</text:p>
            </text:list-item>
            <text:list-item>
              <text:p text:style-name="P25">Write a query to find list of employees and payments where the employee is paid VDA and PF</text:p>
            </text:list-item>
            <text:list-item>
              <text:p text:style-name="P27">Write a query to list all the employees whose name starts and ends with same character (case-sensitive)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fo:font-size="14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fo:font-size="14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2:12:02.401780359</meta:creation-date>
    <dc:date>2017-04-01T19:53:54.101895371</dc:date>
    <meta:editing-duration>PT12H39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46" meta:word-count="653" meta:character-count="3893" meta:non-whitespace-character-count="3301"/>
  </office:meta>
</office:document-meta>
</file>